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9f54" officeooo:paragraph-rsid="00159f54"/>
    </style:style>
    <style:style style:name="P2" style:family="paragraph" style:parent-style-name="Preformatted_20_Text">
      <style:text-properties officeooo:rsid="00159f54" officeooo:paragraph-rsid="00159f54"/>
    </style:style>
    <style:style style:name="P3" style:family="paragraph" style:parent-style-name="Standard">
      <style:text-properties officeooo:rsid="00159f54" officeooo:paragraph-rsid="00159f54"/>
    </style:style>
    <style:style style:name="P4" style:family="paragraph" style:parent-style-name="Standard">
      <style:text-properties officeooo:rsid="0017508a" officeooo:paragraph-rsid="0017508a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text-properties officeooo:rsid="00159f54" officeooo:paragraph-rsid="00159f54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Иван, добрый день</text:p>
      <text:p text:style-name="Text_20_body">Как и договаривались по телефону высылаю Вам тестовое задание.</text:p>
      <text:p text:style-name="Text_20_body">Пожалуйста, отпишите будете ли Вы выполнять его и сколько времени это займет.</text:p>
      <text:p text:style-name="P5">Описание:</text:p>
      <text:p text:style-name="Text_20_body">∙ Требуется создать клиентскую страницу, которая представит клиенту приложение для тестирования знаний математики. Страница должна иметь две табы:</text:p>
      <text:p text:style-name="Text_20_body">∙ Проверка</text:p>
      <text:p text:style-name="Text_20_body">∙ Установка</text:p>
      <text:p text:style-name="Text_20_body">Таба «Установка» содержит блок checkbox’ов, которые определяют тип проверочных примеров, которые будут генерироваться: сложение, вычитание, умножение, деление. Тип генерируемых примеров должен случайным образом выбираться из установленного пользователем множества.</text:p>
      <text:p text:style-name="Text_20_body">Таба «Проверка» основная и используется для взаимодействия с пользователем при проведении тестирования. Содержит панель с примером, поле для ввода ответа и панель для отображения результата – количества правильных ответов и ошибок. </text:p>
      <text:p text:style-name="Text_20_body">Приложение генерирует пример и ожидает от пользователя ввода ответа на него. Проверив предоставленный ответ – отражает результат, увеличивая соответствующее кол-во правильных/неправильных ответов. После каждого ответа пользователю предлагается следующий пример.</text:p>
      <text:p text:style-name="Text_20_body">∙ <text:span text:style-name="T1">Ограничения</text:span></text:p>
      <text:p text:style-name="Text_20_body">Никаких postback.</text:p>
      <text:p text:style-name="Text_20_body">Приложение должно работать под &gt;IE7, Chrome.</text:p>
      <text:p text:style-name="Text_20_body">Нет ограничений на выбор компонентов и/или библиотек для формирования пользовательского интерфейса.</text:p>
      <text:p text:style-name="Text_20_body">Для поля, в которое пользователь вносит ответы требуется реализация валидации – ввод только натуральных чисел.</text:p>
      <text:p text:style-name="Text_20_body">Предполагаемый результат для тестовых примеров не должен превышать 100 (клиент/заказчик – младшие школы).</text:p>
      <text:p text:style-name="Text_20_body">∙ <text:span text:style-name="T1">В дальнейшем предполагается сохранять результаты тестирования в БД. Требуется проработать структуру и наметить способы манипуляции с данными.</text:span></text:p>
      <text:p text:style-name="Text_20_body">Написать SQL-операторы для:</text:p>
      <text:p text:style-name="Text_20_body">∙ Создания нужных таблиц:</text:p>
      <text:p text:style-name="Text_20_body">- Тестируемые ученики (имя)</text:p>
      <text:p text:style-name="Text_20_body">- Проведённые тесты (дата, типы примеров, кол-во правильных и  неправильных ответов)</text:p>
      <text:p text:style-name="Text_20_body">- Неправильно решенные при тестировании примеры (пример, неверный ответ)</text:p>
      <text:p text:style-name="Text_20_body"><text:soft-page-break/>∙ Сохранения результата тестирования</text:p>
      <text:p text:style-name="Text_20_body">∙ Получения отчетов. Выполнить сортировку по дате (от настоящего к прошлому) и имени тестируемого ученика (алфавитный порядок):</text:p>
      <text:p text:style-name="Text_20_body">- Показать учеников, прошедших тестирование за указанный период (имя, дата, типы решённых примеров, кол-во правильно и неправильно решённых примеров, результат = % правильных ответов)</text:p>
      <text:p text:style-name="Text_20_body">- Показать учеников, ни разу за период не проходивших тестирование </text:p>
      <text:p text:style-name="Text_20_body">- Ученики, проходившие тестирование не менее трёх раз за указанный период, результат которых не превысил 50%</text:p>
      <text:p text:style-name="Text_20_body">Успеха!</text:p>
      <text:p text:style-name="P1"/>
      <text:p text:style-name="P4">Flow:</text:p>
      <text:p text:style-name="P4">create visual part</text:p>
      <text:p text:style-name="P4"/>
      <text:p text:style-name="P4">two tab pag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07:47:20.261484342</meta:creation-date>
    <meta:editing-duration>P0D</meta:editing-duration>
    <meta:editing-cycles>2</meta:editing-cycles>
    <meta:generator>LibreOffice/4.2.8.2$Linux_X86_64 LibreOffice_project/420m0$Build-2</meta:generator>
    <dc:date>2016-03-10T07:59:37.234461585</dc:date>
    <meta:document-statistic meta:table-count="0" meta:image-count="0" meta:object-count="0" meta:page-count="2" meta:paragraph-count="31" meta:word-count="308" meta:character-count="2419" meta:non-whitespace-character-count="2134"/>
  </office:meta>
</office:document-meta>
</file>